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1" office:value-type="string">
            <text:p>Potential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office:value-type="float" office:value="2842.64">
            <text:p>2842.64</text:p>
          </table:table-cell>
          <table:table-cell office:value-type="float" office:value="19.6078">
            <text:p>19.6078</text:p>
          </table:table-cell>
        </table:table-row>
        <table:table-row table:style-name="ro1">
          <table:table-cell table:style-name="ce1" office:value-type="string">
            <text:p>E</text:p>
          </table:table-cell>
          <table:table-cell office:value-type="float" office:value="2871.22">
            <text:p>2871.22</text:p>
          </table:table-cell>
          <table:table-cell office:value-type="float" office:value="19.6078">
            <text:p>19.6078</text:p>
          </table:table-cell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2887.9">
            <text:p>2887.9</text:p>
          </table:table-cell>
          <table:table-cell office:value-type="float" office:value="19.6078">
            <text:p>19.6078</text:p>
          </table:table-cell>
        </table:table-row>
        <table:table-row table:style-name="ro1">
          <table:table-cell table:style-name="ce1" office:value-type="string">
            <text:p>W</text:p>
          </table:table-cell>
          <table:table-cell office:value-type="float" office:value="2871.24">
            <text:p>2871.24</text:p>
          </table:table-cell>
          <table:table-cell office:value-type="float" office:value="19.6078">
            <text:p>19.60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hiN+costN</text:p>
          </table:table-cell>
          <table:table-cell table:formula="of:=[.B2]+[.C2]" office:value-type="float" office:value="2862.2478">
            <text:p>2862.2478</text:p>
          </table:table-cell>
          <table:table-cell/>
        </table:table-row>
        <table:table-row table:style-name="ro1">
          <table:table-cell office:value-type="string">
            <text:p>phiE+costE</text:p>
          </table:table-cell>
          <table:table-cell table:formula="of:=[.B3]+[.C3]" office:value-type="float" office:value="2890.8278">
            <text:p>2890.8278</text:p>
          </table:table-cell>
          <table:table-cell/>
        </table:table-row>
        <table:table-row table:style-name="ro1">
          <table:table-cell office:value-type="string">
            <text:p>phiS+costS</text:p>
          </table:table-cell>
          <table:table-cell table:formula="of:=[.B4]+[.C4]" office:value-type="float" office:value="2907.5078">
            <text:p>2907.5078</text:p>
          </table:table-cell>
          <table:table-cell/>
        </table:table-row>
        <table:table-row table:style-name="ro1">
          <table:table-cell office:value-type="string">
            <text:p>phiW+costW</text:p>
          </table:table-cell>
          <table:table-cell table:formula="of:=[.B5]+[.C5]" office:value-type="float" office:value="2890.8478">
            <text:p>2890.8478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phiX</text:p>
          </table:table-cell>
          <table:table-cell table:formula="of:=IF([.$B$10]&lt;=[.$B$8];[.$B$5];[.$B$3])" office:value-type="float" office:value="2871.22">
            <text:p>2871.22</text:p>
          </table:table-cell>
          <table:table-cell/>
        </table:table-row>
        <table:table-row table:style-name="ro1">
          <table:table-cell office:value-type="string">
            <text:p>phiY</text:p>
          </table:table-cell>
          <table:table-cell table:formula="of:=IF([.$B$9]&lt;=[.$B$7];[.$B$4];[.$B$2])" office:value-type="float" office:value="2842.64">
            <text:p>2842.64</text:p>
          </table:table-cell>
          <table:table-cell/>
        </table:table-row>
        <table:table-row table:style-name="ro1">
          <table:table-cell office:value-type="string">
            <text:p>costX</text:p>
          </table:table-cell>
          <table:table-cell table:formula="of:=IF([.$B$10]&lt;=[.$B$8];[.$C$5];[.$C$3])" office:value-type="float" office:value="19.6078">
            <text:p>19.6078</text:p>
          </table:table-cell>
          <table:table-cell/>
        </table:table-row>
        <table:table-row table:style-name="ro1">
          <table:table-cell office:value-type="string">
            <text:p>costY</text:p>
          </table:table-cell>
          <table:table-cell table:formula="of:=IF([.$B$9]&lt;=[.$B$7];[.$C$4];[.$C$2])" office:value-type="float" office:value="19.6078">
            <text:p>19.6078</text:p>
          </table:table-cell>
          <table:table-cell/>
        </table:table-row>
        <table:table-row table:style-name="ro1">
          <table:table-cell office:value-type="string">
            <text:p>phiX2</text:p>
          </table:table-cell>
          <table:table-cell table:formula="of:=[.B15]*[.B15]" office:value-type="float" office:value="8243904.2884">
            <text:p>8243904.2884</text:p>
          </table:table-cell>
          <table:table-cell/>
        </table:table-row>
        <table:table-row table:style-name="ro1">
          <table:table-cell office:value-type="string">
            <text:p>phiY2</text:p>
          </table:table-cell>
          <table:table-cell table:formula="of:=[.B16]*[.B16]" office:value-type="float" office:value="8080602.1696">
            <text:p>8080602.1696</text:p>
          </table:table-cell>
          <table:table-cell/>
        </table:table-row>
        <table:table-row table:style-name="ro1">
          <table:table-cell office:value-type="string">
            <text:p>costX2</text:p>
          </table:table-cell>
          <table:table-cell table:formula="of:=[.B17]*[.B17]" office:value-type="float" office:value="384.46582084">
            <text:p>384.46582084</text:p>
          </table:table-cell>
          <table:table-cell/>
        </table:table-row>
        <table:table-row table:style-name="ro1">
          <table:table-cell office:value-type="string">
            <text:p>costY2</text:p>
          </table:table-cell>
          <table:table-cell table:formula="of:=[.B18]*[.B18]" office:value-type="float" office:value="384.46582084">
            <text:p>384.46582084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formula="of:=[.B21]+[.B22]" office:value-type="float" office:value="768.93164168">
            <text:p>768.93164168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formula="of:=-2*([.B15]*[.B22]+[.B16]*[.B21])" office:value-type="float" office:value="-4393567.75012968">
            <text:p>-4393567.7501296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formula="of:=[.B19]*[.B22]+([.B20]*[.B21]-[.B21]*[.B22])" office:value-type="float" office:value="6276066961.21546">
            <text:p>6276066961.2154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b</text:p>
          </table:table-cell>
          <table:table-cell table:formula="of:=[.B24]*[.B24]" office:value-type="float" office:value="19303437574979.6">
            <text:p>19303437574979.6</text:p>
          </table:table-cell>
          <table:table-cell/>
        </table:table-row>
        <table:table-row table:style-name="ro1">
          <table:table-cell office:value-type="string">
            <text:p>ac4</text:p>
          </table:table-cell>
          <table:table-cell table:formula="of:=4*[.B23]*[.B25]" office:value-type="float" office:value="19303465887124">
            <text:p>19303465887124</text:p>
          </table:table-cell>
          <table:table-cell table:style-name="ce3" table:formula="of:=[.B27]-[.B28]" office:value-type="float" office:value="-28312144.421875">
            <text:p>-28312144</text:p>
          </table:table-cell>
        </table:table-row>
        <table:table-row table:style-name="ro1">
          <table:table-cell office:value-type="string">
            <text:p>sqr</text:p>
          </table:table-cell>
          <table:table-cell table:formula="of:=SQRT([.B27]-[.B28]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table:formula="of:=[.B23]+[.B23]" office:value-type="float" office:value="1537.86328336">
            <text:p>1537.86328336</text:p>
          </table:table-cell>
          <table:table-cell/>
        </table:table-row>
        <table:table-row table:style-name="ro1">
          <table:table-cell office:value-type="string">
            <text:p>root0</text:p>
          </table:table-cell>
          <table:table-cell table:formula="of:=(-[.B24]+[.B29]) / [.B30]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oot1</text:p>
          </table:table-cell>
          <table:table-cell table:formula="of:= ([.B25]+[.B25])/(-[.B24]+[.B29]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bigroot</text:p>
          </table:table-cell>
          <table:table-cell table:formula="of:=MAX([.B31];[.B32])" office:value-type="float" office:value="0">
            <text:p>Err:50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7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l </meta:initial-creator>
    <meta:creation-date>2010-11-15T16:54:36</meta:creation-date>
    <meta:generator>OpenOffice.org/3.2$Unix OpenOffice.org_project/320m12$Build-9483</meta:generator>
    <dc:date>2010-11-15T17:17:10</dc:date>
    <dc:creator>hell </dc:creator>
    <meta:editing-duration>PT00H22M36S</meta:editing-duration>
    <meta:editing-cycles>5</meta:editing-cycles>
    <meta:document-statistic meta:table-count="3" meta:cell-count="59" meta:object-count="0"/>
  </office:meta>
</office:document-meta>
</file>